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text-properties style:font-name="Arial" style:font-name-complex="Arial" style:font-size-complex="12pt"/>
    </style:style>
    <style:style style:name="P3" style:family="paragraph" style:parent-style-name="Standard">
      <style:text-properties style:font-name="Arial" fo:font-size="10pt" style:font-size-asian="10pt" style:font-name-complex="Arial" style:font-size-complex="12pt"/>
    </style:style>
    <style:style style:name="P4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style:font-name="Arial" fo:font-size="6pt" style:font-size-asian="6pt" style:font-name-complex="Arial" style:font-size-complex="6pt"/>
    </style:style>
    <style:style style:name="P5" style:family="paragraph" style:parent-style-name="Standard">
      <style:paragraph-properties fo:margin-left="1in" fo:margin-right="0in" fo:text-indent="0in" style:auto-text-indent="false"/>
    </style:style>
    <style:style style:name="P6" style:family="paragraph" style:parent-style-name="Standard">
      <style:paragraph-properties fo:margin-left="1in" fo:margin-right="0in" fo:text-indent="0in" style:auto-text-indent="false"/>
      <style:text-properties style:font-name="Arial" style:font-name-complex="Arial" style:font-size-complex="12pt"/>
    </style:style>
    <style:style style:name="P7" style:family="paragraph" style:parent-style-name="Standard">
      <style:paragraph-properties fo:margin-left="1in" fo:margin-right="0in" fo:text-indent="0in" style:auto-text-indent="false"/>
      <style:text-properties style:font-name="Arial" fo:font-style="italic" style:font-style-asian="italic" style:font-name-complex="Arial" style:font-size-complex="12pt"/>
    </style:style>
    <style:style style:name="P8" style:family="paragraph" style:parent-style-name="Text_20_body">
      <style:paragraph-properties fo:margin-left="1in" fo:margin-right="0in" fo:text-align="start" style:justify-single-word="false" fo:text-indent="0in" style:auto-text-indent="false"/>
      <style:text-properties style:font-name="Arial" style:font-name-complex="Arial" style:font-size-complex="12pt"/>
    </style:style>
    <style:style style:name="P9" style:family="paragraph" style:parent-style-name="Standard">
      <style:paragraph-properties fo:margin-left="0.75in" fo:margin-right="0in" fo:text-indent="0.25in" style:auto-text-indent="false"/>
      <style:text-properties style:font-name="Arial" style:font-name-complex="Arial" style:font-size-complex="12pt"/>
    </style:style>
    <style:style style:name="P10" style:family="paragraph" style:parent-style-name="Standard">
      <style:paragraph-properties fo:margin-left="0.5in" fo:margin-right="0in" fo:text-indent="0.5in" style:auto-text-indent="false"/>
    </style:style>
    <style:style style:name="P11" style:family="paragraph" style:parent-style-name="Standard">
      <style:paragraph-properties fo:margin-left="0in" fo:margin-right="0in" fo:text-indent="0.5in" style:auto-text-indent="false"/>
    </style:style>
    <style:style style:name="P12" style:family="paragraph" style:parent-style-name="Standard">
      <style:paragraph-properties fo:margin-left="1.5in" fo:margin-right="0in" fo:text-indent="0in" style:auto-text-indent="false"/>
      <style:text-properties style:font-name="Arial" style:font-name-complex="Arial" style:font-size-complex="12pt"/>
    </style:style>
    <style:style style:name="P13" style:family="paragraph" style:parent-style-name="Standard">
      <style:paragraph-properties fo:margin-left="0.5in" fo:margin-right="0in" fo:text-indent="-0.25in" style:auto-text-indent="false"/>
      <style:text-properties style:font-name="Arial" style:font-name-complex="Arial" style:font-size-complex="12pt"/>
    </style:style>
    <style:style style:name="P14" style:family="paragraph" style:parent-style-name="Text_20_body_20_indent">
      <style:paragraph-properties fo:text-align="start" style:justify-single-word="false"/>
    </style:style>
    <style:style style:name="P15" style:family="paragraph" style:parent-style-name="Standard" style:master-page-name="Standard">
      <style:paragraph-properties style:page-number="auto"/>
      <style:text-properties style:font-name="Arial" style:font-name-complex="Arial"/>
    </style:style>
    <style:style style:name="P16" style:family="paragraph" style:parent-style-name="Standard" style:list-style-name="WW8Num1"/>
    <style:style style:name="P17" style:family="paragraph" style:parent-style-name="Standard" style:list-style-name="WW8Num1">
      <style:text-properties style:font-name="Arial" style:font-name-complex="Arial" style:font-size-complex="12pt"/>
    </style:style>
    <style:style style:name="P18" style:family="paragraph" style:parent-style-name="Standard" style:list-style-name="WW8Num2">
      <style:text-properties style:font-name="Arial" style:font-name-complex="Arial" style:font-size-complex="12pt"/>
    </style:style>
    <style:style style:name="P19" style:family="paragraph" style:parent-style-name="Standard">
      <style:paragraph-properties fo:margin-left="1in" fo:margin-right="0in" fo:text-indent="0in" style:auto-text-indent="false"/>
      <style:text-properties style:font-name="Arial" style:font-name-complex="Arial" style:font-size-complex="12pt"/>
    </style:style>
    <style:style style:name="P20" style:family="paragraph" style:parent-style-name="Heading_20_1">
      <style:text-properties style:font-name="Arial" style:font-name-complex="Arial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weight-asian="bold" style:font-name-complex="Arial" style:font-size-complex="12pt" style:font-weight-complex="bold"/>
    </style:style>
    <style:style style:name="T3" style:family="text">
      <style:text-properties style:font-name="Arial" fo:font-weight="bold" officeooo:rsid="001254a6" style:font-weight-asian="bold" style:font-name-complex="Arial" style:font-size-complex="12pt" style:font-weight-complex="bold"/>
    </style:style>
    <style:style style:name="T4" style:family="text">
      <style:text-properties style:font-name="Arial" fo:font-style="italic" style:font-style-asian="italic" style:font-name-complex="Arial" style:font-style-complex="italic"/>
    </style:style>
    <style:style style:name="T5" style:family="text">
      <style:text-properties style:font-name="Arial" fo:font-style="italic" style:font-style-asian="italic" style:font-name-complex="Arial" style:font-size-complex="12pt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style:font-name-complex="Arial" style:font-size-complex="12pt"/>
    </style:style>
    <style:style style:name="T8" style:family="text">
      <style:text-properties style:font-name="Arial" officeooo:rsid="000d25a3" style:font-name-complex="Arial" style:font-size-complex="12pt"/>
    </style:style>
    <style:style style:name="T9" style:family="text">
      <style:text-properties style:font-name="Arial" officeooo:rsid="001254a6" style:font-name-complex="Arial" style:font-size-complex="12pt"/>
    </style:style>
    <style:style style:name="T10" style:family="text">
      <style:text-properties style:font-name="Arial" style:font-name-asian="Arial" style:font-name-complex="Arial" style:font-size-complex="12pt"/>
    </style:style>
    <style:style style:name="T11" style:family="text">
      <style:text-properties style:font-name="Arial" fo:font-weight="normal" style:font-weight-asian="normal" style:font-name-complex="Arial" style:font-size-complex="12pt" style:font-weight-complex="normal"/>
    </style:style>
    <style:style style:name="T12" style:family="text">
      <style:text-properties style:font-name="Arial" fo:font-weight="normal" officeooo:rsid="001254a6" style:font-weight-asian="normal" style:font-name-complex="Arial" style:font-size-complex="12pt" style:font-weight-complex="normal"/>
    </style:style>
    <style:style style:name="T13" style:family="text">
      <style:text-properties style:font-name-asian="Arial"/>
    </style:style>
    <style:style style:name="T14" style:family="text">
      <style:text-properties officeooo:rsid="000d25a3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0d25a3"/>
    </style:style>
    <style:style style:name="T17" style:family="text">
      <style:text-properties officeooo:rsid="000e4ee1"/>
    </style:style>
    <style:style style:name="T18" style:family="text">
      <style:text-properties officeooo:rsid="000fae79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15c32" style:font-weight-asian="normal" style:font-weight-complex="normal"/>
    </style:style>
    <style:style style:name="T21" style:family="text">
      <style:text-properties fo:font-weight="normal" officeooo:rsid="001254a6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4"/>
      <text:p text:style-name="Standard"><text:span text:style-name="T2">Lisp Programs</text:span> <text:tab/><text:tab/><text:tab/><text:tab/> <text:s text:c="14"/><text:tab/><text:tab/><text:span text:style-name="T4">Principles of Programming Languages</text:span><text:span text:style-name="T6"> <text:s text:c="4"/></text:span></text:p>
      <text:p text:style-name="Standard"><text:span text:style-name="T6">February 25<text:tab/><text:tab/><text:tab/><text:tab/><text:tab/><text:tab/><text:tab/><text:tab/> <text:s text:c="2"/><text:tab/><text:tab/></text:span><text:span text:style-name="T4">Spring 2016 – Dr. Gurka</text:span></text:p>
      <text:p text:style-name="P1"/>
      <text:h text:style-name="P20" text:outline-level="1">Problems</text:h>
      <text:list xml:id="list7206655178590229778" text:style-name="WW8Num1">
        <text:list-item>
          <text:p text:style-name="P17"><text:span text:style-name="T14">( </text:span>N Factorial <text:span text:style-name="T14">).</text:span> <text:s/>Takes a positive integer and returns its factorial.</text:p>
        </text:list-item>
        <text:list-item>
          <text:p text:style-name="P17"><text:span text:style-name="T18">( </text:span>Move to front <text:span text:style-name="T18">)</text:span>. <text:s/>Takes a word and a list of words. <text:s/>If the word is not in the list, it is added at the front. <text:s/>If the word is in the list, it is moved to the front.</text:p>
        </text:list-item>
        <text:list-item>
          <text:p text:style-name="P17"><text:span text:style-name="T14">( </text:span>Divide by 5 counter <text:span text:style-name="T14">)</text:span>. <text:s/>A function that receives a list of numbers, and returns a count of how many are divisible by 5. <text:s/>Uses a helper predicate function that returns true if its numeric argument is evenly divisible by 5.</text:p>
        </text:list-item>
      </text:list>
      <text:p text:style-name="P6">Sample: <text:s text:c="2"/>(divide-by-5 <text:s/>’(3 15 78 100 4)) <text:s/>==&gt; <text:s/>2</text:p>
      <text:list xml:id="list424393451411" text:continue-numbering="true" text:style-name="WW8Num1">
        <text:list-item>
          <text:p text:style-name="P16"><text:span text:style-name="T8">( </text:span><text:span text:style-name="T7">Remove negatives </text:span><text:span text:style-name="T8">)</text:span><text:span text:style-name="T7">. <text:s/>A function that receives a list of integers and returns a list with all negative values removed.</text:span></text:p>
        </text:list-item>
        <text:list-item>
          <text:p text:style-name="P17"><text:span text:style-name="T16">( </text:span><text:span text:style-name="T15">Search </text:span><text:span text:style-name="T16">)</text:span>. <text:s/>A function that receives an integer and a list. <text:s/>The list will have a mix of integers, characters, and words, and may have nested lists. <text:s/>The function returns a count of how many times the integer value is found.</text:p>
        </text:list-item>
        <text:list-item>
          <text:p text:style-name="P17"><text:span text:style-name="T20">( </text:span><text:span text:style-name="T19">Issorted </text:span><text:span text:style-name="T20">)</text:span><text:span text:style-name="T19">.</text:span> <text:s/>A function that receives a list of integers and returns true or nil for whether the list is sorted ascending.</text:p>
        </text:list-item>
        <text:list-item>
          <text:p text:style-name="P17"><text:span text:style-name="T17">( </text:span>Temperature conversion <text:span text:style-name="T17">)</text:span>. <text:s/>Receives a list containing two pieces of data, a number and a letter, where number is a value for a temperature, and letter is either C or F (meaning Centigrade or Fahrenheit). <text:s/>Three functions: convert, which calls F-to-C or C-to-F as needed, based on the letter given. <text:s/>Assumption: the numeric value is a legitimate integer.</text:p>
        </text:list-item>
      </text:list>
      <text:p text:style-name="P9">Sample: <text:s text:c="2"/>(convert <text:s/>’(100 C)) <text:s/>==&gt; <text:s/>212</text:p>
      <text:list xml:id="list423398820416" text:continue-numbering="true" text:style-name="WW8Num1">
        <text:list-item>
          <text:p text:style-name="P17"><text:span text:style-name="T21">( </text:span><text:span text:style-name="T19">Twin </text:span><text:span text:style-name="T21">)</text:span><text:span text:style-name="T19">. </text:span><text:s/>Receives a list of anything, not nested, and doubles all elements.</text:p>
        </text:list-item>
      </text:list>
      <text:p text:style-name="P6">Sample: <text:s text:c="2"/>(twin ’(dog 2 cat)) <text:s/>==&gt; <text:s/>(dog dog 2 2 cat cat)</text:p>
      <text:p text:style-name="P14"><text:span text:style-name="T7"><text:tab/></text:span><text:span text:style-name="T12">( </text:span><text:span text:style-name="T11">Untwin </text:span><text:span text:style-name="T12">)</text:span><text:span text:style-name="T11">.</text:span><text:span text:style-name="T7"> <text:s/>Receives a list with any elements, not nested, some of which may be paired, and removes one of each pair.</text:span></text:p>
      <text:p text:style-name="P6">Sample: <text:s text:c="2"/>(untwin ’(dog dog 2 cat 7 7 dog)) <text:s/>==&gt; <text:s/>(dog 2 cat 7 dog)</text:p>
      <text:list xml:id="list423391946865" text:continue-numbering="true" text:style-name="WW8Num1">
        <text:list-item>
          <text:p text:style-name="P17"><text:span text:style-name="T16">( </text:span><text:span text:style-name="T15">Flatten </text:span><text:span text:style-name="T16">)</text:span>. <text:s/>Receives a list of arbitrary depth, and returns a list containing all the same elements, in the same order, but now at the top level.</text:p>
        </text:list-item>
      </text:list>
      <text:p text:style-name="P6">Sample: <text:s text:c="2"/>(flatten <text:s/>’(a b (c d) ( ) (e (f (g) h)))) <text:s/>==&gt; <text:s/>(a b c d e f g h) <text:s/></text:p>
      <text:p text:style-name="P5"><text:span text:style-name="T7"><text:tab/> <text:s/>(</text:span><text:span text:style-name="T5">note that NIL was also flattened)</text:span></text:p>
      <text:list xml:id="list424255547161" text:continue-numbering="true" text:style-name="WW8Num1">
        <text:list-item>
          <text:p text:style-name="P17">Sets. <text:s/>Write functions that implement the regular set operations union, intersection, and member for top-level lists. <text:s/>No restriction on output ordering. <text:s/>Examples:</text:p>
        </text:list-item>
      </text:list>
      <text:p text:style-name="P8"><text:span text:style-name="T13"><text:s/></text:span>(myunion <text:s/>’(a b d x c) ’(b y)) <text:s/>==&gt; <text:s/>(a b d x c y)</text:p>
      <text:p text:style-name="P8"><text:span text:style-name="T13"><text:s/></text:span>(myintersection <text:s/>’(a b d x c) ’(b y)) <text:s/>==&gt; <text:s/>(b)</text:p>
      <text:p text:style-name="P8"><text:span text:style-name="T13"><text:s/></text:span>(mymember <text:s/>’cat ’(b y)) <text:s/>==&gt; <text:s/>nil</text:p>
      <text:list xml:id="list425218765524" text:continue-numbering="true" text:style-name="WW8Num1">
        <text:list-item>
          <text:p text:style-name="P17">Expression syntax checker. <text:s/>A function which checks the syntax of a nested list of expressions with binary infix operators (the operators are the actual words): plus, minus, times, dividedby; and integer operands. <text:s/>The checker returns nil if any of these conditions are found, true otherwise: wrong number of tokens in an expression (i.e., not 3), operands not numeric, invalid operator. <text:s/>Your main function should call 3 helper functions which each check one condition. <text:s/>Examples</text:p>
        </text:list-item>
      </text:list>
      <text:p text:style-name="P10"><text:span text:style-name="T7">(checker <text:s/>‘(7 plus 11)) <text:s/>==&gt; <text:s/>true<text:tab/><text:tab/><text:tab/></text:span><text:span text:style-name="T5">(valid)</text:span></text:p>
      <text:p text:style-name="P10"><text:span text:style-name="T7">(checker <text:s/>‘(25 minus (17 times 12))) <text:s/>==&gt; <text:s/>true<text:tab/></text:span><text:span text:style-name="T5">(valid)</text:span></text:p>
      <text:p text:style-name="P11"><text:span text:style-name="T10"><text:s/></text:span><text:span text:style-name="T7"><text:tab/>(checker <text:s/>’(-4 plus)) <text:s/>==&gt; <text:s/>nil<text:tab/><text:tab/><text:tab/></text:span><text:span text:style-name="T5">(wrong number of operands)</text:span></text:p>
      <text:p text:style-name="P11"><text:span text:style-name="T10"><text:s/></text:span><text:span text:style-name="T7"><text:tab/>(checker <text:s/>’(-4 plus (cat minus dog))) <text:s/>==&gt; <text:s/>nil<text:tab/></text:span><text:span text:style-name="T5">(operands not numeric)</text:span></text:p>
      <text:p text:style-name="P11"><text:span text:style-name="T10"><text:s/></text:span><text:span text:style-name="T7"><text:tab/>(checker <text:s/>’((7 + 3) minus 12)) <text:s/>==&gt; <text:s/>nil<text:tab/> <text:s text:c="3"/><text:tab/></text:span><text:span text:style-name="T5">(invalid operator “+”)</text:span></text:p>
      <text:p text:style-name="Standard"><text:span text:style-name="T10"><text:s text:c="3"/></text:span><text:span text:style-name="T7"><text:tab/> <text:tab/>(checker <text:s/>’(-4 plus (cat minus dog))) <text:s/>==&gt; <text:s/>nil <text:s text:c="2"/><text:tab/></text:span><text:span text:style-name="T5">(operands not numeric)</text:span></text:p>
      <text:p text:style-name="P7"/>
      <text:p text:style-name="P8"><text:soft-page-break/></text:p>
      <text:p text:style-name="P8"><text:tab/><text:tab/><text:tab/><text:tab/><text:tab/><text:tab/><text:tab/><text:tab/><text:tab/><text:tab/></text:p>
      <text:h text:style-name="P20" text:outline-level="1">Notes</text:h>
      <text:list xml:id="list3016971876501576890" text:style-name="WW8Num2">
        <text:list-item>
          <text:p text:style-name="P18">Alll test data should be developed first.</text:p>
        </text:list-item>
        <text:list-item>
          <text:p text:style-name="P18">Use lowercase for any textual data.</text:p>
        </text:list-item>
        <text:list-item>
          <text:p text:style-name="P18">Each problem may take 1 or more functions (in combination). <text:s/>Do not use any built-in functions that directly solve the problem (e.g., “union”).</text:p>
        </text:list-item>
        <text:list-item>
          <text:p text:style-name="P18">Place each solution (of one or more functions) in a separate file.</text:p>
        </text:list-item>
        <text:list-item>
          <text:p text:style-name="P18">You may assume that each problem receives only good data, unless otherwise specified. <text:s/>But do remember to think of empty lists when designing test data: what would a reasonable result be for the empty list?</text:p>
        </text:list-item>
        <text:list-item>
          <text:p text:style-name="P18">Documentation. <text:s/>For each solution, briefly describe what it does, explain each parameter, include any limitations (i.e., conditions your code is not expected to handle), and list your entire test plan <text:s/>(remember, you are claiming that all test cases ran as specified). <text:s/>Sample:</text:p>
        </text:list-item>
      </text:list>
      <text:p text:style-name="P6">;; <text:s/>Stu Student – CSI 3210 – Spring 2016</text:p>
      <text:p text:style-name="P6">;; <text:s/>============================</text:p>
      <text:p text:style-name="P6">;; <text:s/>adder function: adds all elements of a given list</text:p>
      <text:p text:style-name="P6">;; <text:s/>parameters:</text:p>
      <text:p text:style-name="P6">;; <text:s text:c="6"/>lst – a list of numbers</text:p>
      <text:p text:style-name="P6">;; <text:s/>limitations:</text:p>
      <text:p text:style-name="P6">;; <text:s text:c="6"/>1. no embedded lists</text:p>
      <text:p text:style-name="P6">;; <text:s text:c="6"/>2. all list elements are integers</text:p>
      <text:p text:style-name="P6">;; <text:s text:c="6"/>3. list sum will not exceed maxint</text:p>
      <text:p text:style-name="P6"/>
      <text:p text:style-name="P6"><text:tab/>&lt; Lisp code here &gt;</text:p>
      <text:p text:style-name="P6"/>
      <text:p text:style-name="P6">;; <text:s/>test plan for adder:</text:p>
      <text:p text:style-name="P6">;; <text:s/>category<text:tab/><text:tab/><text:tab/><text:tab/>data<text:tab/><text:tab/>expected result</text:p>
      <text:p text:style-name="P2"><text:span text:style-name="T13"><text:s text:c="15"/></text:span><text:tab/>;; <text:s/>----------------------------------------------------------------------------------------------------</text:p>
      <text:p text:style-name="P2"><text:tab/><text:tab/>;; <text:s/>empty list<text:tab/><text:tab/><text:tab/><text:tab/>( )<text:tab/> <text:s text:c="2"/><text:tab/> <text:s text:c="6"/>0</text:p>
      <text:p text:style-name="P2"><text:tab/><text:tab/>;; <text:s/>list with 1 element<text:tab/><text:tab/>(6)<text:tab/><text:tab/> <text:s text:c="6"/>6</text:p>
      <text:p text:style-name="P2"><text:tab/><text:tab/>;; <text:s/>list sums to zero &amp; duplicates<text:tab/>(-2 1 0 1)<text:tab/> <text:s text:c="6"/>0</text:p>
      <text:p text:style-name="P2"><text:tab/><text:tab/><text:tab/><text:tab/>&lt;etc.&gt;</text:p>
      <text:list xml:id="list423376376753" text:continue-numbering="true" text:style-name="WW8Num2">
        <text:list-item>
          <text:p text:style-name="P18">One way to develop these programs is to have a working file (blah.lsp) containing your code, plus setfs for the data test cases. <text:s/>You can then just call the function several times without typing in all the data. <text:s/>Example file:</text:p>
        </text:list-item>
      </text:list>
      <text:p text:style-name="P12">&lt;documented code here, as above&gt;</text:p>
      <text:p text:style-name="P12">(setf <text:s/>data1 <text:s/>’(2 17 0))</text:p>
      <text:p text:style-name="P12">(setf <text:s/>data2 <text:s/>’( ))</text:p>
      <text:p text:style-name="P14"><text:span text:style-name="T10"><text:s text:c="6"/></text:span><text:span text:style-name="T7">Use (load “blah.lsp”) in many interpreters, which will bring in the program function(s), and set up names for your test cases. <text:s/>Then, at the prompt, type:</text:span></text:p>
      <text:p text:style-name="P13"><text:tab/><text:tab/><text:tab/>(somefunc data1)</text:p>
      <text:p text:style-name="P14"><text:span text:style-name="T10"><text:s text:c="6"/></text:span><text:span text:style-name="T7">This is only useful for large test cases (like complex nested lists).</text:span></text:p>
      <text:list xml:id="list425320334199" text:continue-numbering="true" text:style-name="WW8Num2">
        <text:list-item>
          <text:p text:style-name="P18">Hand in: printed source code, with documentation and test plan, for each exercise (separate pages for each problem please); also, one cover page for the whole assignment.</text:p>
        </text:list-item>
        <text:list-item>
          <text:p text:style-name="P18">Due date: Thursday March 17. <text:s text:c="2"/>Incorrect or incomplete work will be finished by meeting with me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style:border-line-width-bottom="0.0417in 0.0102in 0.0102in" fo:padding-left="0in" fo:padding-right="0in" fo:padding-top="0in" fo:padding-bottom="0.0138in" fo:border-left="none" fo:border-right="none" fo:border-top="none" fo:border-bottom="4.51pt double #000000" fo:keep-with-next="always"/>
      <style:text-properties fo:color="#ff0000" fo:font-size="16pt" fo:font-style="italic" fo:font-weight="bold" style:font-size-asian="16pt" style:font-style-asian="italic" style:font-weight-asian="bold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align="justify" style:justify-single-word="false" fo:text-indent="-0.25in" style:auto-text-indent="false"/>
    </style:style>
    <style:style style:name="WW8Num1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598in" fo:margin-left="0.5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SI 4120</dc:title>
    <meta:initial-creator>J. Gurka</meta:initial-creator>
    <meta:creation-date>2016-02-25T17:25:00</meta:creation-date>
    <dc:date>2016-03-14T00:04:23.157923000</dc:date>
    <meta:print-date>2016-02-25T17:44:00</meta:print-date>
    <meta:editing-cycles>9</meta:editing-cycles>
    <meta:editing-duration>PT9H54M30S</meta:editing-duration>
    <meta:generator>LibreOffice/5.0.5.2$MacOSX_X86_64 LibreOffice_project/55b006a02d247b5f7215fc6ea0fde844b30035b3</meta:generator>
    <meta:document-statistic meta:table-count="0" meta:image-count="0" meta:object-count="0" meta:page-count="2" meta:paragraph-count="64" meta:word-count="946" meta:character-count="5530" meta:non-whitespace-character-count="4383"/>
  </office:meta>
</office:document-meta>
</file>